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2a_TextoCuerpo">
      <style:paragraph-properties>
        <style:tab-stops>
          <style:tab-stop style:position="0.503cm"/>
        </style:tab-stops>
      </style:paragraph-properties>
    </style:style>
    <style:style style:name="P3" style:family="paragraph" style:parent-style-name="_2a_TextoCuerpo">
      <style:paragraph-properties>
        <style:tab-stops>
          <style:tab-stop style:position="0.503cm"/>
        </style:tab-stops>
      </style:paragraph-properties>
      <style:text-properties officeooo:paragraph-rsid="007dec59"/>
    </style:style>
    <style:style style:name="P4" style:family="paragraph" style:parent-style-name="_2a_TextoCuerpo">
      <style:paragraph-properties>
        <style:tab-stops>
          <style:tab-stop style:position="0.503cm"/>
        </style:tab-stops>
      </style:paragraph-properties>
    </style:style>
    <style:style style:name="P5" style:family="paragraph" style:parent-style-name="_2a_TextoCuerpo">
      <style:paragraph-properties>
        <style:tab-stops>
          <style:tab-stop style:position="0.503cm"/>
        </style:tab-stops>
      </style:paragraph-properties>
      <style:text-properties officeooo:paragraph-rsid="007dec59"/>
    </style:style>
    <style:style style:name="P6" style:family="paragraph" style:parent-style-name="_2a_TextoCuerpo">
      <style:paragraph-properties>
        <style:tab-stops>
          <style:tab-stop style:position="0.503cm"/>
        </style:tab-stops>
      </style:paragraph-properties>
      <style:text-properties officeooo:paragraph-rsid="007f2fa5"/>
    </style:style>
    <style:style style:name="P7" style:family="paragraph" style:parent-style-name="_2a_TextoCuerpo">
      <style:paragraph-properties>
        <style:tab-stops>
          <style:tab-stop style:position="0.503cm"/>
        </style:tab-stops>
      </style:paragraph-properties>
      <style:text-properties officeooo:paragraph-rsid="00801df8"/>
    </style:style>
    <style:style style:name="P8" style:family="paragraph" style:parent-style-name="_2a_TextoCuerpo">
      <style:paragraph-properties>
        <style:tab-stops>
          <style:tab-stop style:position="0.503cm"/>
        </style:tab-stops>
      </style:paragraph-properties>
      <style:text-properties fo:font-style="italic" officeooo:paragraph-rsid="007dec59" style:font-style-asian="italic" style:font-style-complex="italic"/>
    </style:style>
    <style:style style:name="P9" style:family="paragraph" style:parent-style-name="_2a_TextoCuerpo_5f_comentario">
      <style:paragraph-properties>
        <style:tab-stops>
          <style:tab-stop style:position="0.503cm"/>
        </style:tab-stops>
      </style:paragraph-properties>
      <style:text-properties officeooo:paragraph-rsid="00801df8"/>
    </style:style>
    <style:style style:name="P10" style:family="paragraph" style:parent-style-name="_2a_TextoCuerpo_5f_comentario">
      <style:paragraph-properties>
        <style:tab-stops>
          <style:tab-stop style:position="0.503cm"/>
        </style:tab-stops>
      </style:paragraph-properties>
    </style:style>
    <style:style style:name="P11" style:family="paragraph" style:parent-style-name="_2a_TextoCuerpo_5f_comentario">
      <style:paragraph-properties>
        <style:tab-stops>
          <style:tab-stop style:position="0.503cm"/>
        </style:tab-stops>
      </style:paragraph-properties>
      <style:text-properties officeooo:paragraph-rsid="00801df8"/>
    </style:style>
    <style:style style:name="P12" style:family="paragraph" style:parent-style-name="_2a_TextoCuerpo_5f_comentario">
      <style:paragraph-properties fo:break-before="page">
        <style:tab-stops>
          <style:tab-stop style:position="0.503cm"/>
        </style:tab-stops>
      </style:paragraph-properties>
      <style:text-properties officeooo:paragraph-rsid="00801df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f2fa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2a_TextoCuerpo_5f_comentario">// Adaptación del ejemplo original en http://wiki.apache.org/hadoop/WordCount</text:p>
      <text:p text:style-name="P2">import java.io.IOException;</text:p>
      <text:p text:style-name="P2">import java.util.StringTokenizer;</text:p>
      <text:p text:style-name="P2">import org.apache.hadoop.fs.Path;</text:p>
      <text:p text:style-name="P2">import org.apache.hadoop.io.IntWritable;</text:p>
      <text:p text:style-name="P2">import org.apache.hadoop.io.Text;</text:p>
      <text:p text:style-name="P2">import org.apache.hadoop.mapred.JobConf;</text:p>
      <text:p text:style-name="P2">import org.apache.hadoop.mapreduce.Job;</text:p>
      <text:p text:style-name="P2">import org.apache.hadoop.mapreduce.Mapper;</text:p>
      <text:p text:style-name="P2">import org.apache.hadoop.mapreduce.Reducer;</text:p>
      <text:p text:style-name="P2">import org.apache.hadoop.mapreduce.lib.input.FileInputFormat;</text:p>
      <text:p text:style-name="P2">import org.apache.hadoop.mapreduce.lib.output.FileOutputFormat;</text:p>
      <text:p text:style-name="P2"/>
      <text:p text:style-name="_2a_TextoCuerpo_5f_comentario">// Este ejemplo cuenta el número de veces que aparece cada palabra en el archivo de entrada usando MapReduce.</text:p>
      <text:p text:style-name="_2a_TextoCuerpo_5f_comentario">// El código tiene 3 partes: mapper, reduce y programa principal.</text:p>
      <text:p text:style-name="P3">public class WordCount {</text:p>
      <text:p text:style-name="P3"/>
      <text:p text:style-name="P3"/>
      <text:p text:style-name="P10"><text:tab/>// Clase principal con método main que iniciará la ejecución de la tarea</text:p>
      <text:p text:style-name="P2"><text:tab/>public static void main(String[] args) throws Exception {</text:p>
      <text:p text:style-name="P2"><text:tab/><text:tab/>JobConf conf = new JobConf();</text:p>
      <text:p text:style-name="P2"><text:tab/><text:tab/>Job job = Job.getInstance(conf);</text:p>
      <text:p text:style-name="P2"><text:tab/><text:tab/>job.setJarByClass(WordCount.class);</text:p>
      <text:p text:style-name="P2"><text:tab/><text:tab/>job.setMapperClass(TokenizerMapper.class);</text:p>
      <text:p text:style-name="P6"><text:tab/><text:tab/>job.setReducerClass(IntSumReducer.class);</text:p>
      <text:p text:style-name="P9"><text:span text:style-name="T3"><text:tab/><text:tab/></text:span><text:span text:style-name="T1">// </text:span><text:span text:style-name="T2">Utilizar en el caso de que exista</text:span><text:span text:style-name="T1"> combinador</text:span></text:p>
      <text:p text:style-name="_2a_TextoCuerpo"><text:tab/><text:span text:style-name="T3">job.setCombinerClass(Clase_del_combinador.class);</text:span></text:p>
      <text:p text:style-name="P2"><text:tab/><text:tab/></text:p>
      <text:p text:style-name="_2a_TextoCuerpo_5f_comentario"><text:tab/><text:tab/><text:span text:style-name="T1">// Declaración de tipos de salida para el mapper</text:span></text:p>
      <text:p text:style-name="P2"><text:tab/><text:tab/>job.setMapOutputKeyClass(Text.class);</text:p>
      <text:p text:style-name="P2"><text:tab/><text:tab/>job.setMapOutputValueClass(IntWritable.class);</text:p>
      <text:p text:style-name="P2"><text:tab/><text:tab/></text:p>
      <text:p text:style-name="_2a_TextoCuerpo_5f_comentario"><text:tab/><text:tab/><text:span text:style-name="T1">// Declaración de tipos de salida para el reducer</text:span></text:p>
      <text:p text:style-name="P2"><text:tab/><text:tab/>job.setOutputKeyClass(Text.class);</text:p>
      <text:p text:style-name="P2"><text:tab/><text:tab/>job.setOutputValueClass(IntWritable.class);</text:p>
      <text:p text:style-name="P2"/>
      <text:p text:style-name="_2a_TextoCuerpo_5f_comentario"><text:tab/><text:tab/><text:span text:style-name="T1">// Archivos de entrada y directorio de salida</text:span></text:p>
      <text:p text:style-name="P2"><text:tab/><text:tab/>FileInputFormat.addInputPath(job, new Path( "../texto.txt" ));</text:p>
      <text:p text:style-name="P2"><text:tab/><text:tab/>FileOutputFormat.setOutputPath(job, new Path( "salida" ));</text:p>
      <text:p text:style-name="P2"><text:tab/><text:tab/></text:p>
      <text:p text:style-name="_2a_TextoCuerpo_5f_comentario"><text:tab/><text:tab/><text:span text:style-name="T1">// Aquí podemos elegir el numero de nodos Reduce. Cada reducer genera un fichero <text:s/>'part-r-XXXXX'</text:span></text:p>
      <text:p text:style-name="_2a_TextoCuerpo"><text:tab/>job.setNumReduceTasks(2);</text:p>
      <text:p text:style-name="P2"/>
      <text:p text:style-name="_2a_TextoCuerpo_5f_comentario"><text:tab/><text:tab/>// Ejecuta la tarea y espera a que termine.</text:p>
      <text:p text:style-name="_2a_TextoCuerpo_5f_comentario"><text:tab/><text:tab/>// El argumento boolean es para indicar si se quiere información sobre de progreso (verbosity)</text:p>
      <text:p text:style-name="P2"><text:tab/><text:tab/>System.exit(job.waitForCompletion(true) ? 0 : 1);</text:p>
      <text:p text:style-name="P2"><text:tab/>}</text:p>
      <text:p text:style-name="P2"/>
      <text:p text:style-name="P9"><text:tab/></text:p>
      <text:p text:style-name="P12"/>
      <text:p text:style-name="P12"><text:tab/>// El mapper extiende de la interfaz org.apache.hadoop.mapreduce.Mapper. Cuando se ejecuta Hadoop, el mapper </text:p>
      <text:p text:style-name="P9"><text:tab/>// recibe cada linea del archivo de entrada como argumento. La función "map" parte cada línea y para</text:p>
      <text:p text:style-name="P9"><text:tab/>// cada palabra emite la pareja (word,1) como salida.</text:p>
      <text:p text:style-name="P7"><text:tab/>public static class TokenizerMapper extends Mapper&lt;Object, Text, Text, IntWritable&gt;{</text:p>
      <text:p text:style-name="P7"/>
      <text:p text:style-name="P7"><text:tab/><text:tab/>private final static IntWritable one = new IntWritable(1);</text:p>
      <text:p text:style-name="P7"><text:tab/><text:tab/>private Text word = new Text();</text:p>
      <text:p text:style-name="P7"><text:tab/><text:tab/> <text:s/></text:p>
      <text:p text:style-name="P7"><text:tab/><text:tab/>public void map(Object key, Text value, Context context) throws IOException, InterruptedException {</text:p>
      <text:p text:style-name="P7"><text:tab/><text:tab/><text:tab/>StringTokenizer itr = new StringTokenizer(value.toString());</text:p>
      <text:p text:style-name="P7"><text:tab/><text:tab/><text:tab/>while (itr.hasMoreTokens()){</text:p>
      <text:p text:style-name="P7"><text:tab/><text:tab/><text:tab/><text:tab/>String word_aux = itr.nextToken();</text:p>
      <text:p text:style-name="P7"><text:tab/><text:tab/><text:tab/><text:tab/>word.set( word_aux );</text:p>
      <text:p text:style-name="P7"><text:tab/><text:tab/><text:tab/><text:tab/>context.write(word, one);</text:p>
      <text:p text:style-name="P7"><text:tab/><text:tab/> <text:s/><text:tab/>}</text:p>
      <text:p text:style-name="P7"><text:tab/><text:tab/>}</text:p>
      <text:p text:style-name="P7"><text:tab/>}</text:p>
      <text:p text:style-name="P7"><text:s text:c="2"/></text:p>
      <text:p text:style-name="P7"/>
      <text:p text:style-name="P10"><text:tab/>// La función "reduce" recibe los valores (apariciones) asociados a la misma clave (palabra) como entrada y</text:p>
      <text:p text:style-name="P10"><text:tab/>// produce una pareja con la palabra y el número total de apariciones. como las parejas generadas por la función</text:p>
      <text:p text:style-name="P10"><text:tab/>// "map" siempre tienen como valor 1 se podría evitar la suma y devolver directamente el número de elementos.</text:p>
      <text:p text:style-name="P7"><text:tab/>public static class IntSumReducer extends Reducer&lt;Text,IntWritable,Text,IntWritable&gt; {</text:p>
      <text:p text:style-name="P7"><text:tab/><text:tab/>private IntWritable result = new IntWritable();</text:p>
      <text:p text:style-name="P7"/>
      <text:p text:style-name="P7"><text:tab/><text:tab/>public void reduce(Text key, Iterable&lt;IntWritable&gt; values, Context context)</text:p>
      <text:p text:style-name="P7"><text:tab/><text:tab/><text:tab/><text:tab/>throws IOException, InterruptedException {</text:p>
      <text:p text:style-name="P7"><text:tab/><text:tab/><text:tab/>int sum = 0;</text:p>
      <text:p text:style-name="P7"><text:tab/><text:tab/><text:tab/>for (IntWritable val : values) {</text:p>
      <text:p text:style-name="P7"><text:tab/><text:tab/><text:tab/><text:tab/>sum += val.get();</text:p>
      <text:p text:style-name="P7"><text:tab/><text:tab/><text:tab/>}</text:p>
      <text:p text:style-name="P7"><text:tab/><text:tab/><text:tab/>result.set(sum);</text:p>
      <text:p text:style-name="P7"><text:tab/><text:tab/><text:tab/>context.write(key, result);</text:p>
      <text:p text:style-name="P7"><text:tab/><text:tab/>}</text:p>
      <text:p text:style-name="P7"><text:tab/>}</text:p>
      <text:p text:style-name="P7"/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2a_TextoCuerpo" style:display-name="*TextoCuerpo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writing-mode="page">
        <style:tab-stops/>
      </style:paragraph-properties>
      <style:text-properties fo:font-size="10pt" style:font-size-asian="10.5pt"/>
    </style:style>
    <style:style style:name="_2a_Titulo_5f_3" style:display-name="*Titulo_3" style:family="paragraph" style:parent-style-name="Standard" style:master-page-name="">
      <style:paragraph-properties fo:margin-top="0.499cm" fo:margin-bottom="0.349cm" style:contextual-spacing="false" fo:text-align="justify" style:justify-single-word="false" style:page-number="auto" style:writing-mode="page"/>
      <style:text-properties fo:font-size="14pt" fo:font-style="italic" style:text-underline-style="solid" style:text-underline-width="auto" style:text-underline-color="font-color" fo:font-weight="normal" officeooo:rsid="0015db92" style:font-size-asian="15.6999998092651pt" style:font-weight-asian="bold" style:font-size-complex="18pt" style:font-weight-complex="bold"/>
    </style:style>
    <style:style style:name="_2a_Titulo_5f_1" style:display-name="*Titulo_1" style:family="paragraph" style:parent-style-name="_2a_Titulo_5f_3" style:master-page-name="">
      <loext:graphic-properties draw:fill-image-width="0cm" draw:fill-image-height="0cm"/>
      <style:paragraph-properties fo:margin-top="0.499cm" fo:margin-bottom="0.349cm" style:contextual-spacing="false" style:page-number="auto" style:shadow="none" style:writing-mode="page">
        <style:tab-stops/>
      </style:paragraph-properties>
      <style:text-properties fo:font-size="18pt" fo:font-style="normal" style:text-underline-style="solid" style:text-underline-width="bold" style:text-underline-color="font-color" fo:font-weight="bold" style:font-size-asian="15.6999998092651pt"/>
    </style:style>
    <style:style style:name="_2a_Titulo_5f_2" style:display-name="*Titulo_2" style:family="paragraph" style:parent-style-name="_2a_Titulo_5f_1">
      <style:paragraph-properties fo:margin-top="0.499cm" fo:margin-bottom="0.349cm" style:contextual-spacing="false" style:writing-mode="page"/>
      <style:text-properties fo:font-size="16pt" style:text-underline-style="none" style:font-size-asian="15.6999998092651pt"/>
    </style:style>
    <style:style style:name="_2a_Portada_5f_asigantura" style:display-name="*Portada_asigantura" style:family="paragraph" style:parent-style-name="_2a_TextoCuerpo" style:master-page-name="">
      <style:paragraph-properties fo:margin-left="0cm" fo:margin-right="0cm" fo:margin-top="2cm" fo:margin-bottom="0.349cm" style:contextual-spacing="false" fo:text-align="center" style:justify-single-word="false" fo:text-indent="0cm" style:auto-text-indent="false" style:page-number="auto"/>
      <style:text-properties fo:font-size="24pt" fo:font-weight="bold"/>
    </style:style>
    <style:style style:name="_2a_Portada_5f_temaNombre" style:display-name="*Portada_temaNombre" style:family="paragraph" style:parent-style-name="_2a_Portada_5f_asigantura" style:master-page-name="">
      <style:paragraph-properties fo:margin-top="0cm" fo:margin-bottom="0.499cm" style:contextual-spacing="false" style:page-number="auto"/>
      <style:text-properties fo:font-size="18pt"/>
    </style:style>
    <style:style style:name="_2a_Portada_5f_temaNumero" style:display-name="*Portada_temaNumero" style:family="paragraph" style:parent-style-name="_2a_Portada_5f_asigantura">
      <style:paragraph-properties fo:margin-top="0cm" fo:margin-bottom="1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a_TextoCuerpo_5f_enumeracion_5f_1" style:display-name="*TextoCuerpo_enumeracion_1" style:family="paragraph" style:parent-style-name="_2a_TextoCuerpo" style:master-page-name="">
      <style:paragraph-properties fo:margin-top="0.101cm" fo:margin-bottom="0.101cm" style:contextual-spacing="false" style:page-number="auto">
        <style:tab-stops/>
      </style:paragraph-properties>
    </style:style>
    <style:style style:name="_2a_TextoCuerpo_5f_enumeracion_5f_2" style:display-name="*TextoCuerpo_enumeracion_2" style:family="paragraph" style:parent-style-name="_2a_TextoCuerpo">
      <style:paragraph-properties fo:margin-top="0cm" fo:margin-bottom="0.101cm" style:contextual-spacing="false"/>
    </style:style>
    <style:style style:name="_2a_textoCuerpo_5f_enumeracion_5f_cabecera" style:display-name="*textoCuerpo_enumeracion_cabecera" style:family="paragraph" style:parent-style-name="_2a_TextoCuerpo">
      <style:paragraph-properties fo:margin-top="0cm" fo:margin-bottom="0.15cm" style:contextual-spacing="false"/>
    </style:style>
    <style:style style:name="_2a_TextoCuerpo_5f_enumeracion_5f_1_5f_pie" style:display-name="*TextoCuerpo_enumeracion_1_pie" style:family="paragraph" style:parent-style-name="_2a_TextoCuerpo_5f_enumeracion_5f_1">
      <style:paragraph-properties fo:margin-top="0.101cm" fo:margin-bottom="0.349cm" style:contextual-spacing="false"/>
    </style:style>
    <style:style style:name="_2a_TextoCuerpo_5f_enumeracion_5f_2_5f_pie" style:display-name="*TextoCuerpo_enumeracion_2_pie" style:family="paragraph" style:parent-style-name="_2a_TextoCuerpo_5f_enumeracion_5f_2">
      <style:paragraph-properties fo:margin-top="0cm" fo:margin-bottom="0.349cm" style:contextual-spacing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_2a_TextoCuerpo_5f_formula" style:display-name="*TextoCuerpo_formula" style:family="paragraph" style:parent-style-name="_2a_TextoCuerpo" style:master-page-name="">
      <loext:graphic-properties draw:fill="solid" draw:fill-color="#ffff6d"/>
      <style:paragraph-properties fo:margin-left="1.499cm" fo:margin-right="1.499cm" fo:margin-top="0cm" fo:margin-bottom="0.199cm" style:contextual-spacing="false" fo:text-align="center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4pt" fo:font-style="italic" fo:font-weight="bold"/>
    </style:style>
    <style:style style:name="_2a_TextoCuerpo_5f_formula_5f_explicaciones" style:display-name="*TextoCuerpo_formula_explicaciones" style:family="paragraph" style:parent-style-name="_2a_TextoCuerpo_5f_formula" style:master-page-name="">
      <loext:graphic-properties draw:fill="solid" draw:fill-color="#ffff6d"/>
      <style:paragraph-properties fo:margin-left="1.499cm" fo:margin-right="1.499cm" fo:margin-top="0cm" fo:margin-bottom="0.101cm" style:contextual-spacing="false" fo:text-align="start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2pt" fo:font-weight="normal"/>
    </style:style>
    <style:style style:name="_2a_TextoCuerpo_5f_formula_5f_explicaciones_5f_pie" style:display-name="*TextoCuerpo_formula_explicaciones_pie" style:family="paragraph" style:parent-style-name="_2a_TextoCuerpo_5f_formula_5f_explicaciones">
      <style:paragraph-properties fo:margin-top="0cm" fo:margin-bottom="0.499cm" style:contextual-spacing="false"/>
    </style:style>
    <style:style style:name="_2a_TextoCuerpo_5f_comentario" style:display-name="*TextoCuerpo_comentario" style:family="paragraph" style:parent-style-name="_2a_TextoCuerpo" style:master-page-name="">
      <style:paragraph-properties style:page-number="auto">
        <style:tab-stops/>
      </style:paragraph-properties>
      <style:text-properties fo:color="#808080" loext:opacity="100%"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_2a_Imagen_5f_centrada" style:display-name="*Imagen_centrada" style:family="graphic">
      <style:graphic-properties svg:x="0cm" svg:y="0cm" fo:margin-top="0.101cm" fo:margin-bottom="0.349cm" style:wrap="none" style:vertical-pos="bottom" style:vertical-rel="page-content" style:horizontal-pos="center" style:horizontal-rel="page-content" draw:wrap-influence-on-position="once-concurrent" loext:allow-overlap="true">
        <style:columns fo:column-count="1" fo:column-gap="0cm"/>
      </style:graphic-properties>
    </style:style>
    <style:style style:name="_2a_Imagen_5f_derecha" style:display-name="*Imagen_derecha" style:family="graphic">
      <style:graphic-properties svg:x="0cm" svg:y="0cm" fo:margin-left="0.199cm" fo:margin-right="0cm" fo:margin-top="0.101cm" fo:margin-bottom="0.101cm" style:wrap="left" style:number-wrapped-paragraphs="no-limit" style:wrap-contour="false" style:vertical-pos="bottom" style:vertical-rel="page-content" style:horizontal-pos="from-left" style:horizontal-rel="page-conten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MP1">- <text:page-number text:select-page="current">0</text:page-number><text:s/>-</text:p>
      </style:footer>
      <style:footer-first>
        <text:p text:style-name="MP1">- <text:page-number text:select-page="current">0</text:page-number><text:s/>-</text:p>
      </style:footer-first>
    </style:master-page>
    <style:master-page style:name="Left_20_Page" style:display-name="Left Page" style:page-layout-name="Mpm3" style:next-style-name="Right_20_Page">
      <style:footer>
        <text:p text:style-name="MP1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3T18:04:26.121434017</meta:creation-date>
    <dc:date>2022-11-03T14:14:24.137952381</dc:date>
    <meta:editing-duration>PT8H22M45S</meta:editing-duration>
    <meta:editing-cycles>73</meta:editing-cycles>
    <meta:generator>LibreOffice/7.0.4.2$Linux_X86_64 LibreOffice_project/00$Build-2</meta:generator>
    <meta:document-statistic meta:table-count="0" meta:image-count="0" meta:object-count="0" meta:page-count="3" meta:paragraph-count="79" meta:word-count="397" meta:character-count="3395" meta:non-whitespace-character-count="2943"/>
  </office:meta>
</office:document-meta>
</file>